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ruit.Fruit( int i , String ... str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uit.Fruit( String ... str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uit.getCol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uit.Fruit( String name , Color color , String colo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Fruit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uit.strings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